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07f74f"/>
    </style:style>
    <style:style style:name="P2" style:family="paragraph" style:parent-style-name="Standard">
      <style:text-properties officeooo:paragraph-rsid="0007f74f"/>
    </style:style>
    <style:style style:name="P3" style:family="paragraph" style:parent-style-name="Standard">
      <style:text-properties fo:font-weight="bold" officeooo:rsid="00095e73" officeooo:paragraph-rsid="00095e73" style:font-weight-asian="bold" style:font-weight-complex="bold"/>
    </style:style>
    <style:style style:name="T1" style:family="text">
      <style:text-properties officeooo:rsid="00095e73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llelujah</text:p>
      <text:p text:style-name="P3"/>
      <text:section text:style-name="Sect1" text:name="left">
        <text:p text:style-name="P1">I heard there was a secret chord<text:line-break/>That David played and it pleased the Lord<text:line-break/>But you don't really care for music, do you?<text:line-break/>Well it goes like this:<text:line-break/>The fourth, the fifth, the minor fall and the major lift<text:line-break/>The baffled king composing Hallelujah</text:p>
        <text:p text:style-name="P1"/>
        <text:p text:style-name="Standard">Hallelujah<text:line-break/>Hallelujah<text:line-break/>Hallelujah<text:line-break/>Hallelujah</text:p>
        <text:p text:style-name="Standard"/>
        <text:p text:style-name="Standard">Well your faith was strong but you needed proof<text:line-break/>You saw her bathing on the roof<text:line-break/>Her beauty <text:span text:style-name="T1">in</text:span> the moonlight overthrew ya<text:line-break/>She tied you to her kitchen chair<text:line-break/>And she broke your throne and she cut your hair<text:line-break/>And from your lips she drew the Hallelujah</text:p>
        <text:p text:style-name="Standard"/>
        <text:p text:style-name="Standard">Hallelujah<text:line-break/>Hallelujah<text:line-break/>Hallelujah<text:line-break/>Hallelujah</text:p>
        <text:p text:style-name="Standard"/>
        <text:p text:style-name="Standard">But baby I've been here before<text:line-break/>I've seen this room and I've walked this floor<text:line-break/>I used to live alone before I knew ya<text:line-break/>I've seen your flag on the marble arch<text:line-break/>And love is not a victory march<text:line-break/>It's a cold and it's a broken Hallelujah</text:p>
        <text:p text:style-name="Standard"/>
        <text:p text:style-name="Standard">Hallelujah<text:line-break/>Hallelujah<text:line-break/>Hallelujah<text:line-break/>Hallelujah</text:p>
        <text:p text:style-name="Standard"/>
        <text:p text:style-name="Standard">Maybe there's a God above<text:line-break/>But all I've ever learned from love<text:line-break/>Was how to shoot somebody who outdrew ya</text:p>
        <text:p text:style-name="Standard"><text:span text:style-name="T1">I</text:span>t's not a cry that you hear at night<text:line-break/>It's not somebody who's seen the light<text:line-break/>It's a cold and it's a broken Hallelujah</text:p>
        <text:p text:style-name="Standard"/>
        <text:p text:style-name="Standard">Hallelujah<text:line-break/>Hallelujah<text:line-break/>Hallelujah<text:line-break/>Hallelujah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6:24:49.388594480</meta:creation-date>
    <dc:date>2019-12-16T19:15:46.427198315</dc:date>
    <meta:editing-duration>PT10M41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1" meta:paragraph-count="10" meta:word-count="201" meta:character-count="1111" meta:non-whitespace-character-count="920"/>
  </office:meta>
</office:document-meta>
</file>